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Explication du jeu :</text:p>
      <text:p text:style-name="Standard"><text:span text:style-name="T2">Lorsqu’on commence la partie, on affiche les différentes pièces de la maison, le joueur peut alors aller sur une pièce de son choix, et dans chacune des pièces, le jou</text:span><text:span text:style-name="T3">eur pourra interroger les suspects et trouver les indices pour avancer dans l’enquête, à travers les indices analysé et les révélations obtenus auprès des suspects, il pourra alors accuser un suspect à tout moment en fonction de ce qu’il a comme preuve, si</text:span><text:span text:style-name="T4"><text:s/>il trouve le bon suspect un message adéquat lui sera envoyé au cas contraire la partie prend fin et il doit reprendre une nouvelle partie. <text:s text:c="3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tilisateur</meta:initial-creator>
    <dc:creator>Utilisateur</dc:creator>
    <meta:creation-date>2025-02-10T13:21:00Z</meta:creation-date>
    <dc:date>2025-02-10T13:21:00Z</dc:date>
    <meta:template xlink:href="Normal" xlink:type="simple"/>
    <meta:editing-cycles>2</meta:editing-cycles>
    <meta:editing-duration>PT300S</meta:editing-duration>
    <meta:document-statistic meta:page-count="1" meta:paragraph-count="1" meta:word-count="90" meta:character-count="587" meta:row-count="4" meta:non-whitespace-character-count="498"/>
  </office:meta>
</office:document-meta>
</file>